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9cm" style:rel-column-width="17783*"/>
    </style:style>
    <style:style style:name="Tabella1.B" style:family="table-column">
      <style:table-column-properties style:column-width="5.101cm" style:rel-column-width="4775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551cm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6pt" fo:font-style="normal" style:text-underline-style="none" fo:font-weight="normal" officeooo:rsid="001a116f" officeooo:paragraph-rsid="00c16c2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bold" officeooo:rsid="008f47ca" officeooo:paragraph-rsid="00c16c2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996c76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5pt" fo:font-weight="normal" officeooo:rsid="008f47ca" officeooo:paragraph-rsid="00c16c20" style:font-name-asian="SimSun" style:font-size-asian="5pt" style:font-weight-asian="normal" style:font-name-complex="Tahoma" style:font-size-complex="5pt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5pt" fo:font-weight="bold" officeooo:rsid="008f47ca" officeooo:paragraph-rsid="00c16c20" style:font-name-asian="SimSun" style:font-size-asian="5pt" style:font-weight-asian="bold" style:font-name-complex="Tahoma" style:font-size-complex="5pt" style:font-weight-complex="bold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c16c20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6pt" fo:font-weight="bold" officeooo:rsid="00910647" officeooo:paragraph-rsid="00c16c20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5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9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load(record, 'counter') or 1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2"><draw:frame draw:style-name="fr1" draw:name="image:asimage(load(record, 'company_logo'))" text:anchor-type="as-char" style:rel-width="42%" svg:height="0.75cm" style:rel-height="scale" draw:z-index="0"><draw:text-box fo:min-width="0.755cm"><text:p text:style-name="P1"/></draw:text-box></draw:frame><draw:frame draw:style-name="fr2" draw:name="image:asimage(load(record, 'partner_logo'))" text:anchor-type="as-char" svg:y="0cm" style:rel-width="42%" svg:height="0.75cm" style:rel-height="scale" draw:z-index="1"><draw:text-box fo:min-width="0.755cm"><text:p text:style-name="P1"/></draw:text-box></draw:frame><text:line-break/></text:p>
            <text:p text:style-name="P11"><text:placeholder text:placeholder-type="text">&lt;load(record, 'period')&gt;</text:placeholder></text:p>
            <text:p text:style-name="P2"><text:placeholder text:placeholder-type="text">&lt;load(record, 'code')&gt;</text:placeholder></text:p>
          </table:table-cell>
          <table:table-cell table:style-name="Tabella1.A1" office:value-type="string">
            <text:p text:style-name="P7"><draw:frame draw:style-name="fr3" draw:name="image: barcode(load(record, 'ean13'), 'ean13')" text:anchor-type="as-char" svg:width="3.5cm" svg:height="1cm" draw:z-index="2"><draw:text-box><text:p text:style-name="P1"/></draw:text-box></draw:frame></text:p>
            <text:p text:style-name="P8"><text:span text:style-name="T4"><text:placeholder text:placeholder-type="text">&lt;load(record, 'frame', mode='string')&gt;</text:placeholder></text:span><text:span text:style-name="T3"> </text:span><text:span text:style-name="T2"><text:placeholder text:placeholder-type="text">&lt;(load(record, 'frame')).replace('\n', '-')&gt;</text:placeholder></text:span></text:p>
            <text:p text:style-name="P3"><text:span text:style-name="T1"><text:placeholder text:placeholder-type="text">&lt;load(record, 'fabric', mode='string')&gt;</text:placeholder></text:span> <text:span text:style-name="T5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9.9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3T15:53:57.696461767</dc:date>
    <meta:editing-duration>PT14H25M58S</meta:editing-duration>
    <meta:editing-cycles>195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0" meta:word-count="29" meta:character-count="333" meta:non-whitespace-character-count="311"/>
  </office:meta>
</office:document-meta>
</file>